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Ejemplo: Creando un contenedor con un servidor web</text:p>
      <text:p text:style-name="Standard"/>
      <text:p text:style-name="Standard">En este ejemplo vamos a crear un contenedor demonio que ejecuta un servidor web Apache, para ello vamos a usar la imagen `httpd:2.4` del registro **Docker Hub** (en este caso hemos indicado el nombre de la imagen y su etiqueta `2.4` que nos indica la versión del servidor web que vamos a usar):</text:p>
      <text:p text:style-name="Standard"/>
      <text:p text:style-name="Standard">```bash</text:p>
      <text:p text:style-name="Standard">$ docker run -d --name my-apache-app -p 8080:80 httpd:2.4</text:p>
      <text:p text:style-name="Standard">```</text:p>
      <text:p text:style-name="Standard"/>
      <text:p text:style-name="Standard">Hay que tener en cuenta que los contenedores que estamos creando se conectan a una red virtual privada y que toman direccionamiento dinámico. No solemos usar la dirección IP del contenedor para acceder al servicio que nos ofrece. Con la opción `-p` mapeamos un puerto del Host Docker, con el puerto del servicio ofrecido por el contenedor. Si accedemos a la dirección IP del ordenador que tiene instalado Docker al primer puerto indicado, se redireccionará la petición a la dirección IP del contenedor al segundo puerto indicado. **Nunca utilizamos directamente la dirección IP del contenedor para acceder a él**. </text:p>
      <text:p text:style-name="Standard"/>
      <text:p text:style-name="Standard">Podemos ver los puertos que están mapeados en un contenedor de dos maneras distintas. Usando el comando `docker port`:</text:p>
      <text:p text:style-name="Standard"/>
      <text:p text:style-name="Standard">```bash</text:p>
      <text:p text:style-name="Standard">$ docker port my-apache-app</text:p>
      <text:p text:style-name="Standard">80/tcp -&gt; 0.0.0.0:8080</text:p>
      <text:p text:style-name="Standard">80/tcp -&gt; [::]:8080</text:p>
      <text:p text:style-name="Standard">```</text:p>
      <text:p text:style-name="Standard"/>
      <text:p text:style-name="Standard">O utilizando el comando `docker inspect` con un filtro:</text:p>
      <text:p text:style-name="Standard"/>
      <text:p text:style-name="Standard">```bash</text:p>
      <text:p text:style-name="Standard">$ docker inspect --format='{{range $p, $conf := .NetworkSettings.Ports}} <text:s/>{{(index $conf 0).HostPort}} -&gt; {{$p}} {{end}}' my-apache-app</text:p>
      <text:p text:style-name="Standard">```</text:p>
      <text:p text:style-name="Standard"/>
      <text:p text:style-name="Standard">Para probarlo accedemos desde un navegador web:</text:p>
      <text:p text:style-name="Standard"/>
      <text:p text:style-name="Standard">* Si estamos accediendo desde el Host Docker, accederemos a `http://localhost:8080`.</text:p>
      <text:p text:style-name="Standard">* Si estamos accediendo desde un ordenador remoto, accederemos a la dirección IP del Host Docker y al puerto, por ejemplo,si dirección IP del Host Docker es `192.168.121.54`, accederemos a `http://192.168.121.54:8080`:</text:p>
      <text:p text:style-name="Standard"/>
      <text:p text:style-name="Standard">![web](img/web.png)</text:p>
      <text:p text:style-name="Standard"/>
      <text:p text:style-name="Standard">Para acceder al log del contenedor podemos ejecutar:</text:p>
      <text:p text:style-name="Standard"/>
      <text:p text:style-name="Standard">```bash</text:p>
      <text:p text:style-name="Standard">$ docker logs my-apache-app</text:p>
      <text:p text:style-name="Standard">```</text:p>
      <text:p text:style-name="Standard"/>
      <text:p text:style-name="Standard">## Modificación del contenido servido por el servidor web</text:p>
      <text:p text:style-name="Standard"/>
      <text:p text:style-name="Standard"><text:soft-page-break/>Si consultamos la documentación de la imagen [`httpd`](https://hub.docker.com/_/httpd) en el registro Docker Hub, podemos determinar que el servidor web que se ejecuta en el contenedor guarda los ficheros que sirve (directorio *DocumentRoot*) en `/usr/local/apache2/htdocs/`. Vamos a crear un nuevo fichero `index.html` en ese directorio.</text:p>
      <text:p text:style-name="Standard"/>
      <text:p text:style-name="Standard">Lo podemos hacer de varias formas:</text:p>
      <text:p text:style-name="Standard"/>
      <text:p text:style-name="Standard">* Accediendo de forma interactiva al contenedor y haciendo la modificación:</text:p>
      <text:p text:style-name="Standard"/>
      <text:p text:style-name="Standard"><text:s text:c="4"/>```bash</text:p>
      <text:p text:style-name="Standard"><text:s text:c="4"/>$ docker exec -it my-apache-app bash</text:p>
      <text:p text:style-name="Standard"/>
      <text:p text:style-name="Standard"><text:s text:c="4"/>root@cf3cd01a4993:/usr/local/apache2# cd /usr/local/apache2/htdocs/</text:p>
      <text:p text:style-name="Standard"><text:s text:c="4"/>root@cf3cd01a4993:/usr/local/apache2/htdocs# echo "&lt;h1&gt;Curso Docker&lt;/h1&gt;" &gt; index.html</text:p>
      <text:p text:style-name="Standard"><text:s text:c="4"/>root@cf3cd01a4993:/usr/local/apache2/htdocs# exit</text:p>
      <text:p text:style-name="Standard"><text:s text:c="4"/>```</text:p>
      <text:p text:style-name="Standard"/>
      <text:p text:style-name="Standard">* Ejecutando directamente el comando de creación del fichero `index.html` en el contenedor:</text:p>
      <text:p text:style-name="Standard"/>
      <text:p text:style-name="Standard"><text:s text:c="4"/>```bash</text:p>
      <text:p text:style-name="Standard"><text:s text:c="4"/>$ docker exec my-apache-app bash -c 'echo "&lt;h1&gt;Curso Docker&lt;/h1&gt;" &gt; /usr/local/apache2/htdocs/index.html'</text:p>
      <text:p text:style-name="Standard"><text:s text:c="4"/>```</text:p>
      <text:p text:style-name="Standard"/>
      <text:p text:style-name="Standard">* Usando el comando `docker cp` y copiando el fichero `index.html` al contenedor:</text:p>
      <text:p text:style-name="Standard"/>
      <text:p text:style-name="Standard"><text:s text:c="4"/>```bash</text:p>
      <text:p text:style-name="Standard"><text:s text:c="4"/>$ echo "&lt;h1&gt;Curso Docker&lt;/h1&gt;" &gt; index.html</text:p>
      <text:p text:style-name="Standard"><text:s text:c="4"/>$ docker cp index.html <text:s/>my-apache-app:/usr/local/apache2/htdocs/</text:p>
      <text:p text:style-name="Standard"><text:s text:c="4"/>```</text:p>
      <text:p text:style-name="Standard"><text:s text:c="4"/></text:p>
      <text:p text:style-name="Standard">Independientemente de cómo hayamos creado el fichero, podemos volver a acceder al servidor web y comprobar que efectivamente hemos cambiado el contenido del `index.html`:</text:p>
      <text:p text:style-name="Standard"/>
      <text:p text:style-name="Standard">![web](img/web2.png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3:53:16.455000000</meta:creation-date>
    <dc:date>2024-06-18T13:53:25.570000000</dc:date>
    <meta:editing-duration>PT9S</meta:editing-duration>
    <meta:editing-cycles>1</meta:editing-cycles>
    <meta:document-statistic meta:table-count="0" meta:image-count="0" meta:object-count="0" meta:page-count="2" meta:paragraph-count="46" meta:word-count="461" meta:character-count="3282" meta:non-whitespace-character-count="2809"/>
    <meta:generator>LibreOffice/24.2.3.2$Windows_X86_64 LibreOffice_project/433d9c2ded56988e8a90e6b2e771ee4e6a5ab2ba</meta:generator>
  </office:meta>
</office:document-meta>
</file>